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01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01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1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2"/>January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50080" calcext:value-type="float">
            <text:p><text:s/>450,080 </text:p>
          </table:table-cell>
          <table:table-cell table:style-name="ce28" office:value-type="float" office:value="1900" calcext:value-type="float">
            <text:p><text:s/>1,900 </text:p>
          </table:table-cell>
          <table:table-cell table:style-name="ce28" office:value-type="float" office:value="23168" calcext:value-type="float">
            <text:p><text:s/>23,168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423805" calcext:value-type="float">
            <text:p><text:s/>423,805 </text:p>
          </table:table-cell>
          <table:table-cell table:style-name="ce28" office:value-type="float" office:value="1310" calcext:value-type="float">
            <text:p><text:s/>1,310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3720" calcext:value-type="float">
            <text:p><text:s/>3,720 </text:p>
          </table:table-cell>
          <table:table-cell table:style-name="ce28" office:value-type="float" office:value="3107" calcext:value-type="float">
            <text:p><text:s/>3,107 </text:p>
          </table:table-cell>
          <table:table-cell table:style-name="ce28" office:value-type="float" office:value="585" calcext:value-type="float">
            <text:p><text:s/>585 </text:p>
          </table:table-cell>
          <table:table-cell table:number-columns-repeated="2" table:style-name="ce28" office:value-type="float" office:value="14" calcext:value-type="float">
            <text:p><text:s/>14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288455" calcext:value-type="float">
            <text:p><text:s/>288,455 </text:p>
          </table:table-cell>
          <table:table-cell table:style-name="ce28" office:value-type="float" office:value="756" calcext:value-type="float">
            <text:p><text:s/>756 </text:p>
          </table:table-cell>
          <table:table-cell table:style-name="ce28" office:value-type="float" office:value="16492" calcext:value-type="float">
            <text:p><text:s/>16,492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69673" calcext:value-type="float">
            <text:p><text:s/>269,673 </text:p>
          </table:table-cell>
          <table:table-cell table:style-name="ce28" office:value-type="float" office:value="556" calcext:value-type="float">
            <text:p><text:s/>556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2513" calcext:value-type="float">
            <text:p><text:s/>2,513 </text:p>
          </table:table-cell>
          <table:table-cell table:style-name="ce28" office:value-type="float" office:value="2290" calcext:value-type="float">
            <text:p><text:s/>2,290 </text:p>
          </table:table-cell>
          <table:table-cell table:style-name="ce28" office:value-type="float" office:value="195" calcext:value-type="float">
            <text:p><text:s/>195 </text:p>
          </table:table-cell>
          <table:table-cell table:number-columns-repeated="2" table:style-name="ce28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31206" calcext:value-type="float">
            <text:p><text:s/>131,206 </text:p>
          </table:table-cell>
          <table:table-cell table:style-name="ce29" office:value-type="float" office:value="522" calcext:value-type="float">
            <text:p><text:s/>52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30272" calcext:value-type="float">
            <text:p><text:s/>130,272 </text:p>
          </table:table-cell>
          <table:table-cell table:style-name="ce29" office:value-type="float" office:value="419" calcext:value-type="float">
            <text:p><text:s/>41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037" calcext:value-type="float">
            <text:p><text:s/>1,037 </text:p>
          </table:table-cell>
          <table:table-cell table:style-name="ce29" office:value-type="float" office:value="934" calcext:value-type="float">
            <text:p><text:s/>934 </text:p>
          </table:table-cell>
          <table:table-cell table:style-name="ce29" office:value-type="float" office:value="103" calcext:value-type="float">
            <text:p><text:s/>103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35" calcext:value-type="float">
            <text:p><text:s/>2,135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76" calcext:value-type="float">
            <text:p><text:s/>476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0775" calcext:value-type="float">
            <text:p><text:s/>30,775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99" calcext:value-type="float">
            <text:p><text:s/>99 </text:p>
          </table:table-cell>
          <table:table-cell table:style-name="ce29" office:value-type="float" office:value="97" calcext:value-type="float">
            <text:p><text:s/>97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105" calcext:value-type="float">
            <text:p><text:s/>3,10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74" calcext:value-type="float">
            <text:p><text:s/>1,97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2" calcext:value-type="float">
            <text:p><text:s/>2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01" calcext:value-type="float">
            <text:p><text:s/>901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99" calcext:value-type="float">
            <text:p><text:s/>899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470" calcext:value-type="float">
            <text:p><text:s/>6,47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17" calcext:value-type="float">
            <text:p><text:s/>5,317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6" calcext:value-type="float">
            <text:p><text:s/>2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21" calcext:value-type="float">
            <text:p><text:s/>4,421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5" calcext:value-type="float">
            <text:p><text:s/>4,165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51" calcext:value-type="float">
            <text:p><text:s/>51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52" calcext:value-type="float">
            <text:p><text:s/>1,652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19" calcext:value-type="float">
            <text:p><text:s/>1,51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890" calcext:value-type="float">
            <text:p><text:s/>1,890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59" calcext:value-type="float">
            <text:p><text:s/>1,559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7" calcext:value-type="float">
            <text:p><text:s/>1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787" calcext:value-type="float">
            <text:p><text:s/>1,78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30" calcext:value-type="float">
            <text:p><text:s/>1,430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251" calcext:value-type="float">
            <text:p><text:s/>251 </text:p>
          </table:table-cell>
          <table:table-cell table:style-name="ce29" office:value-type="float" office:value="18" calcext:value-type="float">
            <text:p><text:s/>1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31" calcext:value-type="float">
            <text:p><text:s/>231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17" calcext:value-type="float">
            <text:p><text:s/>1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037" calcext:value-type="float">
            <text:p><text:s/>10,037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7" calcext:value-type="float">
            <text:p><text:s/>167 </text:p>
          </table:table-cell>
          <table:table-cell table:style-name="ce29" office:value-type="float" office:value="158" calcext:value-type="float">
            <text:p><text:s/>158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868" calcext:value-type="float">
            <text:p><text:s/>12,86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32" calcext:value-type="float">
            <text:p><text:s/>11,532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81" calcext:value-type="float">
            <text:p><text:s/>48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93" calcext:value-type="float">
            <text:p><text:s/>393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93" calcext:value-type="float">
            <text:p><text:s/>393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044" calcext:value-type="float">
            <text:p><text:s/>2,044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15" calcext:value-type="float">
            <text:p><text:s/>15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5882" calcext:value-type="float">
            <text:p><text:s/>15,882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908" calcext:value-type="float">
            <text:p><text:s/>14,90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72" calcext:value-type="float">
            <text:p><text:s/>72 </text:p>
          </table:table-cell>
          <table:table-cell table:style-name="ce29" office:value-type="float" office:value="42" calcext:value-type="float">
            <text:p><text:s/>42 </text:p>
          </table:table-cell>
          <table:table-cell table:style-name="ce29" office:value-type="float" office:value="30" calcext:value-type="float">
            <text:p><text:s/>3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05" calcext:value-type="float">
            <text:p><text:s/>5,405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685" calcext:value-type="float">
            <text:p><text:s/>685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700" calcext:value-type="float">
            <text:p><text:s/>4,700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4430" calcext:value-type="float">
            <text:p><text:s/>24,430 </text:p>
          </table:table-cell>
          <table:table-cell table:style-name="ce29" office:value-type="float" office:value="64" calcext:value-type="float">
            <text:p><text:s/>64 </text:p>
          </table:table-cell>
          <table:table-cell table:style-name="ce29" office:value-type="float" office:value="1083" calcext:value-type="float">
            <text:p><text:s/>1,08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046" calcext:value-type="float">
            <text:p><text:s/>23,046 </text:p>
          </table:table-cell>
          <table:table-cell table:style-name="ce29" office:value-type="float" office:value="56" calcext:value-type="float">
            <text:p><text:s/>5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09" calcext:value-type="float">
            <text:p><text:s/>309 </text:p>
          </table:table-cell>
          <table:table-cell table:style-name="ce29" office:value-type="float" office:value="301" calcext:value-type="float">
            <text:p><text:s/>301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306" calcext:value-type="float">
            <text:p><text:s/>15,306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3522" calcext:value-type="float">
            <text:p><text:s/>3,52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8" calcext:value-type="float">
            <text:p><text:s/>1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482" calcext:value-type="float">
            <text:p><text:s/>17,482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803" calcext:value-type="float">
            <text:p><text:s/>13,803 </text:p>
          </table:table-cell>
          <table:table-cell table:style-name="ce29" office:value-type="float" office:value="25" calcext:value-type="float">
            <text:p><text:s/>2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70" calcext:value-type="float">
            <text:p><text:s/>7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480" calcext:value-type="float">
            <text:p><text:s/>77,480 </text:p>
          </table:table-cell>
          <table:table-cell table:style-name="ce28" office:value-type="float" office:value="666" calcext:value-type="float">
            <text:p><text:s/>666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465" calcext:value-type="float">
            <text:p><text:s/>70,465 </text:p>
          </table:table-cell>
          <table:table-cell table:style-name="ce28" office:value-type="float" office:value="456" calcext:value-type="float">
            <text:p><text:s/>456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549" calcext:value-type="float">
            <text:p><text:s/>549 </text:p>
          </table:table-cell>
          <table:table-cell table:style-name="ce28" office:value-type="float" office:value="339" calcext:value-type="float">
            <text:p><text:s/>339 </text:p>
          </table:table-cell>
          <table:table-cell table:style-name="ce28" office:value-type="float" office:value="210" calcext:value-type="float">
            <text:p><text:s/>210 </text:p>
          </table:table-cell>
          <table:table-cell table:number-columns-repeated="2" table:style-name="ce28" office:value-type="float" office:value="13" calcext:value-type="float">
            <text:p><text:s/>13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2611" calcext:value-type="float">
            <text:p><text:s/>82,611 </text:p>
          </table:table-cell>
          <table:table-cell table:style-name="ce28" office:value-type="float" office:value="478" calcext:value-type="float">
            <text:p><text:s/>478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2173" calcext:value-type="float">
            <text:p><text:s/>82,173 </text:p>
          </table:table-cell>
          <table:table-cell table:style-name="ce28" office:value-type="float" office:value="298" calcext:value-type="float">
            <text:p><text:s/>298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618" calcext:value-type="float">
            <text:p><text:s/>618 </text:p>
          </table:table-cell>
          <table:table-cell table:style-name="ce28" office:value-type="float" office:value="438" calcext:value-type="float">
            <text:p><text:s/>438 </text:p>
          </table:table-cell>
          <table:table-cell table:style-name="ce28" office:value-type="float" office:value="180" calcext:value-type="float">
            <text:p><text:s/>180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534" calcext:value-type="float">
            <text:p><text:s/>1,534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40" calcext:value-type="float">
            <text:p><text:s/>40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534" calcext:value-type="float">
            <text:p><text:s/>1,53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0" calcext:value-type="float">
            <text:p><text:s/>4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01違章拆除" style:display-name="PageStyle_9601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08-10T09:24:54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